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725cm"/>
    </style:style>
    <style:style style:name="co22" style:family="table-column">
      <style:table-column-properties fo:break-before="auto" style:column-width="3.149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2.99cm"/>
    </style:style>
    <style:style style:name="co27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2.805cm"/>
    </style:style>
    <style:style style:name="co30" style:family="table-column">
      <style:table-column-properties fo:break-before="auto" style:column-width="2.884cm"/>
    </style:style>
    <style:style style:name="co35" style:family="table-column">
      <style:table-column-properties fo:break-before="auto" style:column-width="3.092cm"/>
    </style:style>
    <style:style style:name="co36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3.503cm"/>
    </style:style>
    <style:style style:name="co40" style:family="table-column">
      <style:table-column-properties fo:break-before="auto" style:column-width="2.533cm"/>
    </style:style>
    <style:style style:name="co41" style:family="table-column">
      <style:table-column-properties fo:break-before="auto" style:column-width="2.778cm"/>
    </style:style>
    <style:style style:name="co42" style:family="table-column">
      <style:table-column-properties fo:break-before="auto" style:column-width="2.434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3.173cm"/>
    </style:style>
    <style:style style:name="co45" style:family="table-column">
      <style:table-column-properties fo:break-before="auto" style:column-width="3.724cm"/>
    </style:style>
    <style:style style:name="co46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7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7"/>
        <table:table-column table:style-name="co16" table:default-cell-style-name="ce27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3263000">
            <text:p>73,26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2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2256000">
            <text:p>62,256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366000">
            <text:p>96,36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6" table:print="false">
        <office:forms form:automatic-focus="false" form:apply-design-mode="false"/>
        <table:table-column table:style-name="co25" table:default-cell-style-name="Default"/>
        <table:table-column table:style-name="co25" table:default-cell-style-name="ce1"/>
        <table:table-column table:style-name="co26" table:default-cell-style-name="ce1"/>
        <table:table-column table:style-name="co27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8" table:default-cell-style-name="ce1"/>
        <table:table-column table:style-name="co26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office:value-type="float" office:value="2700000">
            <text:p>27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7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table:style-name="ce27"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2008000">
            <text:p>52,00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903000">
            <text:p>85,90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932000">
            <text:p>68,93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30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901">
            <text:p>1901</text:p>
          </table:table-cell>
          <table:table-cell office:value-type="string">
            <text:p>D</text:p>
          </table:table-cell>
          <table:table-cell office:value-type="string">
            <text:p>T Heed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305000">
            <text:p>58,305,000.00</text:p>
          </table:table-cell>
          <table:table-cell table:number-columns-repeated="249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D</text:p>
          </table:table-cell>
          <table:table-cell office:value-type="string">
            <text:p>T Heed</text:p>
          </table:table-cell>
          <table:table-cell office:value-type="float" office:value="650000">
            <text:p>65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3103000">
            <text:p>83,103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39" table:default-cell-style-name="Default"/>
        <table:table-column table:style-name="co2" table:default-cell-style-name="ce1"/>
        <table:table-column table:style-name="co40" table:default-cell-style-name="ce1"/>
        <table:table-column table:style-name="co2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1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3675000">
            <text:p>53,675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5613000">
            <text:p>85,613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7852000">
            <text:p>47,852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6270000">
            <text:p>76,2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44" table:default-cell-style-name="Default"/>
        <table:table-column table:style-name="co2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4" table:number-columns-repeated="3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24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10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2312000">
            <text:p>42,312,000.00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1791000">
            <text:p>71,791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5">
            <text:p>15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10" table:number-rows-repeated="1048545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2017-12-19</text:date>, <text:time>19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2-19T19:09:22</dc:date>
    <meta:editing-duration>P388DT11H14M51S</meta:editing-duration>
    <meta:editing-cycles>767</meta:editing-cycles>
    <dc:creator>Ben Miller</dc:creator>
    <meta:document-statistic meta:table-count="11" meta:cell-count="2529" meta:object-count="0"/>
    <meta:user-defined meta:name=""/>
  </office:meta>
</office:document-meta>
</file>